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39.46pt" svg:height="327.46pt" svg:x="221.13pt" svg:y="17.4pt">
            <loext:p draw:notify-on-update-of-ranges="Sheet1.B2:Sheet1.B2 Sheet1.B3:Sheet1.B12 Sheet1.A2:Sheet1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Time (secs)</text:p>
          </table:table-cell>
          <table:table-cell office:value-type="string" calcext:value-type="string">
            <text:p>Temp (deg C)</text:p>
          </table:table-cell>
          <table:table-cell office:value-type="string" calcext:value-type="string">
            <text:p>Slope (degC/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3]+30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([.B4]-[.B3])/30" office:value-type="float" office:value="0.233333333333333" calcext:value-type="float">
            <text:p>0.2333333333</text:p>
          </table:table-cell>
        </table:table-row>
        <table:table-row table:style-name="ro1">
          <table:table-cell table:formula="of:=[.A4]+30"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formula="of:=([.B5]-[.B4])/30" office:value-type="float" office:value="0.9" calcext:value-type="float">
            <text:p>0.9</text:p>
          </table:table-cell>
        </table:table-row>
        <table:table-row table:style-name="ro1">
          <table:table-cell table:formula="of:=[.A5]+30"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table:formula="of:=([.B6]-[.B5])/30" office:value-type="float" office:value="1.26666666666667" calcext:value-type="float">
            <text:p>1.2666666667</text:p>
          </table:table-cell>
        </table:table-row>
        <table:table-row table:style-name="ro1">
          <table:table-cell table:formula="of:=[.A6]+30"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table:formula="of:=([.B7]-[.B6])/30" office:value-type="float" office:value="1" calcext:value-type="float">
            <text:p>1</text:p>
          </table:table-cell>
        </table:table-row>
        <table:table-row table:style-name="ro1">
          <table:table-cell table:formula="of:=[.A7]+30"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table:formula="of:=([.B8]-[.B7])/30" office:value-type="float" office:value="0.633333333333333" calcext:value-type="float">
            <text:p>0.6333333333</text:p>
          </table:table-cell>
        </table:table-row>
        <table:table-row table:style-name="ro1">
          <table:table-cell table:formula="of:=[.A8]+30"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table:formula="of:=([.B9]-[.B8])/30" office:value-type="float" office:value="0.466666666666667" calcext:value-type="float">
            <text:p>0.4666666667</text:p>
          </table:table-cell>
        </table:table-row>
        <table:table-row table:style-name="ro1">
          <table:table-cell table:formula="of:=[.A9]+30"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table:formula="of:=([.B10]-[.B9])/30" office:value-type="float" office:value="0.366666666666667" calcext:value-type="float">
            <text:p>0.3666666667</text:p>
          </table:table-cell>
        </table:table-row>
        <table:table-row table:style-name="ro1">
          <table:table-cell table:formula="of:=[.A10]+30"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table:formula="of:=([.B11]-[.B10])/30" office:value-type="float" office:value="0.3" calcext:value-type="float">
            <text:p>0.3</text:p>
          </table:table-cell>
        </table:table-row>
        <table:table-row table:style-name="ro1">
          <table:table-cell table:formula="of:=[.A11]+30" office:value-type="float" office:value="270" calcext:value-type="float">
            <text:p>270</text:p>
          </table:table-cell>
          <table:table-cell office:value-type="float" office:value="212" calcext:value-type="float">
            <text:p>212</text:p>
          </table:table-cell>
          <table:table-cell table:formula="of:=([.B12]-[.B11])/3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21:06:46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29:58.88</meta:creation-date>
    <dc:date>2016-07-30T21:14:04.572000000</dc:date>
    <meta:editing-duration>PT1H18M15S</meta:editing-duration>
    <meta:editing-cycles>2</meta:editing-cycles>
    <meta:generator>LibreOffice/5.0.4.2$Windows_x86 LibreOffice_project/2b9802c1994aa0b7dc6079e128979269cf95bc78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32cm" svg:height="11.553cm" xlink:href=".." xlink:type="simple" chart:class="chart:scatter" chart:style-name="ch1">
        <chart:legend chart:legend-position="end" svg:x="15.651cm" svg:y="5.477cm" style:legend-expansion="high" chart:style-name="ch2"/>
        <chart:plot-area chart:style-name="ch3" table:cell-range-address="Sheet1.A2:Sheet1.B12" chart:data-source-has-labels="row" svg:x="1.391cm" svg:y="0.231cm" svg:width="13.88cm" svg:height="10.11cm">
          <chartooo:coordinate-region svg:x="2.198cm" svg:y="0.43cm" svg:width="12.793cm" svg:height="9.264cm"/>
          <chart:axis chart:dimension="x" chart:name="primary-x" chart:style-name="ch4">
            <chart:title svg:x="7.903cm" svg:y="10.572cm" chart:style-name="ch5">
              <text:p>Time</text:p>
            </chart:title>
          </chart:axis>
          <chart:axis chart:dimension="y" chart:name="primary-y" chart:style-name="ch4">
            <chart:title svg:x="0.451cm" svg:y="5.78cm" chart:style-name="ch6">
              <text:p>deg C</text:p>
            </chart:title>
            <chart:grid chart:style-name="ch7" chart:class="major"/>
          </chart:axis>
          <chart:series chart:style-name="ch8" chart:values-cell-range-address="Sheet1.B3:Sheet1.B12" chart:label-cell-address="Sheet1.B2:Sheet1.B2" chart:class="chart:scatter">
            <chart:domain table:cell-range-address="Sheet1.A2:Sheet1.A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 (deg C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2</svg:desc>
                </draw:g>
              </table:table-cell>
              <table:table-cell office:value-type="float" office:value="57">
                <text:p>57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